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true" draw:fit-to-size="false" style:shrink-to-fit="true" fo:min-height="0.479cm" fo:min-width="1.272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true" fo:min-height="0.479cm" fo:min-width="2.034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479cm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1.018cm" fo:padding-top="0.142cm" fo:padding-bottom="0.142cm" fo:padding-left="0.267cm" fo:padding-right="0.267cm" loext:decorative="false"/>
      <style:paragraph-properties style:writing-mode="lr-tb"/>
    </style:style>
    <style:style style:name="gr8" style:family="graphic" style:parent-style-name="standard">
      <style:graphic-properties svg:stroke-color="#000000" draw:marker-end="Extrémités_20_de_20_flèche_20_3" draw:textarea-vertical-align="middle" loext:decorative="false"/>
    </style:style>
    <style:style style:name="gr9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034cm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542cm" fo:padding-top="0.142cm" fo:padding-bottom="0.142cm" fo:padding-left="0.267cm" fo:padding-right="0.267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542cm" fo:padding-top="0.142cm" fo:padding-bottom="0.142cm" fo:padding-left="0.267cm" fo:padding-right="0.267cm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svg:stroke-width="0.035cm" svg:stroke-color="#000000" draw:marker-start-width="0.252cm" draw:marker-end-width="0.252cm" draw:fill="none" draw:fill-color="#ffffff" draw:auto-grow-height="true" draw:auto-grow-width="true" fo:min-height="0.479cm" fo:min-width="2.542cm" fo:padding-top="0.142cm" fo:padding-bottom="0.142cm" fo:padding-left="0.267cm" fo:padding-right="0.267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Mono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Liberation Mono" fo:font-size="8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6" style:family="paragraph">
      <style:paragraph-properties fo:text-align="center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style:font-name="Liberation Mono" fo:font-size="8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.772cm" svg:height="0.729cm" svg:x="1.047cm" svg:y="1.65cm">
          <draw:text-box>
            <text:p text:style-name="P1"><text:span text:style-name="T1">Value</text:span></text:p>
          </draw:text-box>
        </draw:frame>
        <draw:frame draw:style-name="gr2" draw:text-style-name="P3" draw:layer="layout" svg:width="1.25cm" svg:height="1cm" svg:x="13.9cm" svg:y="0.55cm">
          <draw:text-box>
            <text:p><text:span text:style-name="T2">3</text:span></text:p>
          </draw:text-box>
        </draw:frame>
        <draw:frame draw:style-name="gr2" draw:text-style-name="P3" draw:layer="layout" svg:width="1.25cm" svg:height="1cm" svg:x="10.65cm" svg:y="0.55cm">
          <draw:text-box>
            <text:p><text:span text:style-name="T2">4</text:span></text:p>
          </draw:text-box>
        </draw:frame>
        <draw:frame draw:style-name="gr2" draw:text-style-name="P3" draw:layer="layout" svg:width="1.25cm" svg:height="1cm" svg:x="7.4cm" svg:y="0.55cm">
          <draw:text-box>
            <text:p><text:span text:style-name="T2">5</text:span></text:p>
          </draw:text-box>
        </draw:frame>
        <draw:frame draw:style-name="gr2" draw:text-style-name="P3" draw:layer="layout" svg:width="1.25cm" svg:height="1cm" svg:x="4.15cm" svg:y="0.65cm">
          <draw:text-box>
            <text:p><text:span text:style-name="T2">6</text:span></text:p>
          </draw:text-box>
        </draw:frame>
        <draw:frame draw:style-name="gr2" draw:text-style-name="P3" draw:layer="layout" svg:width="1.25cm" svg:height="1cm" svg:x="17.15cm" svg:y="0.55cm">
          <draw:text-box>
            <text:p><text:span text:style-name="T2">2</text:span></text:p>
          </draw:text-box>
        </draw:frame>
        <draw:frame draw:style-name="gr2" draw:text-style-name="P3" draw:layer="layout" svg:width="1.25cm" svg:height="1cm" svg:x="20.4cm" svg:y="0.55cm">
          <draw:text-box>
            <text:p><text:span text:style-name="T2">1</text:span></text:p>
          </draw:text-box>
        </draw:frame>
        <draw:frame draw:style-name="gr2" draw:text-style-name="P3" draw:layer="layout" svg:width="1.25cm" svg:height="1cm" svg:x="23.65cm" svg:y="0.55cm">
          <draw:text-box>
            <text:p><text:span text:style-name="T2">0</text:span></text:p>
          </draw:text-box>
        </draw:frame>
        <draw:line draw:style-name="gr3" draw:text-style-name="P4" draw:layer="layout" svg:x1="0.4cm" svg:y1="1.4cm" svg:x2="25.4cm" svg:y2="1.4cm">
          <text:p/>
        </draw:line>
        <draw:frame draw:style-name="gr4" draw:text-style-name="P2" draw:layer="layout" svg:width="3.804cm" svg:height="1.207cm" svg:x="0.031cm" svg:y="0.151cm">
          <draw:text-box>
            <text:p text:style-name="P1"><text:span text:style-name="T1">Bit position/</text:span><text:span text:style-name="T1"><text:line-break/></text:span><text:span text:style-name="T1">Channel #</text:span></text:p>
          </draw:text-box>
        </draw:frame>
        <draw:g draw:style-name="gr5">
          <draw:frame draw:style-name="gr6" draw:text-style-name="P5" xml:id="id2" draw:id="id2" draw:layer="layout" svg:width="0.75cm" svg:height="0.729cm" svg:x="23.599cm" svg:y="1.633cm">
            <draw:text-box>
              <text:p><text:span text:style-name="T1">1</text:span></text:p>
            </draw:text-box>
          </draw:frame>
          <draw:frame draw:style-name="gr7" draw:text-style-name="P2" xml:id="id1" draw:id="id1" draw:layer="layout" svg:width="1.552cm" svg:height="0.763cm" svg:x="23.198cm" svg:y="2.833cm">
            <draw:text-box>
              <text:p text:style-name="P1"><text:span text:style-name="T1">DATA</text:span></text:p>
            </draw:text-box>
          </draw:frame>
          <draw:connector draw:style-name="gr8" draw:text-style-name="P6" draw:layer="layout" svg:x1="23.974cm" svg:y1="2.833cm" svg:x2="23.974cm" svg:y2="2.362cm" draw:start-shape="id1" draw:start-glue-point="0" draw:end-shape="id2" draw:end-glue-point="2" svg:d="M23974 2833v-471" svg:viewBox="0 0 1 472">
            <text:p/>
          </draw:connector>
          <draw:connector draw:style-name="gr8" draw:text-style-name="P6" draw:layer="layout" svg:x1="23.974cm" svg:y1="2.842cm" svg:x2="23.974cm" svg:y2="2.371cm" svg:d="M23974 2842v-471" svg:viewBox="0 0 1 472">
            <text:p/>
          </draw:connector>
          <draw:connector draw:style-name="gr8" draw:text-style-name="P6" draw:layer="layout" svg:x1="23.974cm" svg:y1="2.842cm" svg:x2="23.974cm" svg:y2="2.371cm" svg:d="M23974 2842v-471" svg:viewBox="0 0 1 472">
            <text:p/>
          </draw:connector>
          <draw:connector draw:style-name="gr8" draw:text-style-name="P6" draw:layer="layout" svg:x1="23.974cm" svg:y1="2.851cm" svg:x2="23.974cm" svg:y2="2.38cm" svg:d="M23974 2851v-471" svg:viewBox="0 0 1 472">
            <text:p/>
          </draw:connector>
        </draw:g>
        <draw:g draw:style-name="gr5">
          <draw:frame draw:style-name="gr6" draw:text-style-name="P5" xml:id="id4" draw:id="id4" draw:layer="layout" svg:width="0.75cm" svg:height="0.729cm" svg:x="20.349cm" svg:y="1.633cm">
            <draw:text-box>
              <text:p><text:span text:style-name="T1">1</text:span></text:p>
            </draw:text-box>
          </draw:frame>
          <draw:frame draw:style-name="gr9" draw:text-style-name="P2" xml:id="id3" draw:id="id3" draw:layer="layout" svg:width="2.568cm" svg:height="0.763cm" svg:x="19.44cm" svg:y="2.833cm">
            <draw:text-box>
              <text:p text:style-name="P1"><text:span text:style-name="T1">CBC_CAT1</text:span></text:p>
            </draw:text-box>
          </draw:frame>
          <draw:connector draw:style-name="gr8" draw:text-style-name="P6" draw:layer="layout" svg:x1="20.724cm" svg:y1="2.833cm" svg:x2="20.724cm" svg:y2="2.362cm" draw:start-shape="id3" draw:start-glue-point="0" draw:end-shape="id4" draw:end-glue-point="2" svg:d="M20724 2833v-471" svg:viewBox="0 0 1 472">
            <text:p/>
          </draw:connector>
          <draw:connector draw:style-name="gr8" draw:text-style-name="P6" draw:layer="layout" svg:x1="20.724cm" svg:y1="2.842cm" svg:x2="20.724cm" svg:y2="2.371cm" svg:d="M20724 2842v-471" svg:viewBox="0 0 1 472">
            <text:p/>
          </draw:connector>
          <draw:connector draw:style-name="gr8" draw:text-style-name="P6" draw:layer="layout" svg:x1="20.724cm" svg:y1="2.842cm" svg:x2="20.724cm" svg:y2="2.371cm" svg:d="M20724 2842v-471" svg:viewBox="0 0 1 472">
            <text:p/>
          </draw:connector>
          <draw:connector draw:style-name="gr8" draw:text-style-name="P6" draw:layer="layout" svg:x1="20.724cm" svg:y1="2.851cm" svg:x2="20.724cm" svg:y2="2.38cm" svg:d="M20724 2851v-471" svg:viewBox="0 0 1 472">
            <text:p/>
          </draw:connector>
        </draw:g>
        <draw:g draw:style-name="gr5">
          <draw:frame draw:style-name="gr6" draw:text-style-name="P5" xml:id="id6" draw:id="id6" draw:layer="layout" svg:width="0.75cm" svg:height="0.729cm" svg:x="17.1cm" svg:y="1.633cm">
            <draw:text-box>
              <text:p><text:span text:style-name="T1">1</text:span></text:p>
            </draw:text-box>
          </draw:frame>
          <draw:frame draw:style-name="gr10" draw:text-style-name="P2" xml:id="id5" draw:id="id5" draw:layer="layout" svg:width="2.568cm" svg:height="0.763cm" svg:x="16.191cm" svg:y="2.833cm">
            <draw:text-box>
              <text:p text:style-name="P1"><text:span text:style-name="T1">CBC_CAT2</text:span></text:p>
            </draw:text-box>
          </draw:frame>
          <draw:connector draw:style-name="gr8" draw:text-style-name="P6" draw:layer="layout" svg:x1="17.475cm" svg:y1="2.833cm" svg:x2="17.475cm" svg:y2="2.362cm" draw:start-shape="id5" draw:start-glue-point="0" draw:end-shape="id6" draw:end-glue-point="2" svg:d="M17475 2833v-471" svg:viewBox="0 0 1 472">
            <text:p/>
          </draw:connector>
          <draw:connector draw:style-name="gr8" draw:text-style-name="P6" draw:layer="layout" svg:x1="17.475cm" svg:y1="2.842cm" svg:x2="17.475cm" svg:y2="2.371cm" svg:d="M17475 2842v-471" svg:viewBox="0 0 1 472">
            <text:p/>
          </draw:connector>
          <draw:connector draw:style-name="gr8" draw:text-style-name="P6" draw:layer="layout" svg:x1="17.475cm" svg:y1="2.842cm" svg:x2="17.475cm" svg:y2="2.371cm" svg:d="M17475 2842v-471" svg:viewBox="0 0 1 472">
            <text:p/>
          </draw:connector>
          <draw:connector draw:style-name="gr8" draw:text-style-name="P6" draw:layer="layout" svg:x1="17.475cm" svg:y1="2.851cm" svg:x2="17.475cm" svg:y2="2.38cm" svg:d="M17475 2851v-471" svg:viewBox="0 0 1 472">
            <text:p/>
          </draw:connector>
        </draw:g>
        <draw:g draw:style-name="gr5">
          <draw:frame draw:style-name="gr6" draw:text-style-name="P5" xml:id="id8" draw:id="id8" draw:layer="layout" svg:width="0.75cm" svg:height="0.729cm" svg:x="13.85cm" svg:y="1.633cm">
            <draw:text-box>
              <text:p><text:span text:style-name="T1">1</text:span></text:p>
            </draw:text-box>
          </draw:frame>
          <draw:frame draw:style-name="gr11" draw:text-style-name="P2" xml:id="id7" draw:id="id7" draw:layer="layout" svg:width="2.568cm" svg:height="0.763cm" svg:x="12.941cm" svg:y="2.833cm">
            <draw:text-box>
              <text:p text:style-name="P1"><text:span text:style-name="T1">CBC_CAT3</text:span></text:p>
            </draw:text-box>
          </draw:frame>
          <draw:connector draw:style-name="gr8" draw:text-style-name="P6" draw:layer="layout" svg:x1="14.225cm" svg:y1="2.833cm" svg:x2="14.225cm" svg:y2="2.362cm" draw:start-shape="id7" draw:start-glue-point="0" draw:end-shape="id8" draw:end-glue-point="2" svg:d="M14225 2833v-471" svg:viewBox="0 0 1 472">
            <text:p/>
          </draw:connector>
          <draw:connector draw:style-name="gr8" draw:text-style-name="P6" draw:layer="layout" svg:x1="14.225cm" svg:y1="2.842cm" svg:x2="14.225cm" svg:y2="2.371cm" svg:d="M14225 2842v-471" svg:viewBox="0 0 1 472">
            <text:p/>
          </draw:connector>
          <draw:connector draw:style-name="gr8" draw:text-style-name="P6" draw:layer="layout" svg:x1="14.225cm" svg:y1="2.842cm" svg:x2="14.225cm" svg:y2="2.371cm" svg:d="M14225 2842v-471" svg:viewBox="0 0 1 472">
            <text:p/>
          </draw:connector>
          <draw:connector draw:style-name="gr8" draw:text-style-name="P6" draw:layer="layout" svg:x1="14.225cm" svg:y1="2.851cm" svg:x2="14.225cm" svg:y2="2.38cm" svg:d="M14225 2851v-471" svg:viewBox="0 0 1 472">
            <text:p/>
          </draw:connector>
        </draw:g>
        <draw:g draw:style-name="gr5">
          <draw:frame draw:style-name="gr6" draw:text-style-name="P5" xml:id="id10" draw:id="id10" draw:layer="layout" svg:width="0.75cm" svg:height="0.729cm" svg:x="10.6cm" svg:y="1.633cm">
            <draw:text-box>
              <text:p><text:span text:style-name="T1">1</text:span></text:p>
            </draw:text-box>
          </draw:frame>
          <draw:frame draw:style-name="gr12" draw:text-style-name="P2" xml:id="id9" draw:id="id9" draw:layer="layout" svg:width="3.076cm" svg:height="0.763cm" svg:x="9.437cm" svg:y="2.833cm">
            <draw:text-box>
              <text:p text:style-name="P1"><text:span text:style-name="T1">BURST_CAT1</text:span></text:p>
            </draw:text-box>
          </draw:frame>
          <draw:connector draw:style-name="gr8" draw:text-style-name="P6" draw:layer="layout" svg:x1="10.975cm" svg:y1="2.833cm" svg:x2="10.975cm" svg:y2="2.362cm" draw:start-shape="id9" draw:start-glue-point="0" draw:end-shape="id10" draw:end-glue-point="2" svg:d="M10975 2833v-471" svg:viewBox="0 0 1 472">
            <text:p/>
          </draw:connector>
          <draw:connector draw:style-name="gr8" draw:text-style-name="P6" draw:layer="layout" svg:x1="10.975cm" svg:y1="2.842cm" svg:x2="10.975cm" svg:y2="2.371cm" svg:d="M10975 2842v-471" svg:viewBox="0 0 1 472">
            <text:p/>
          </draw:connector>
          <draw:connector draw:style-name="gr8" draw:text-style-name="P6" draw:layer="layout" svg:x1="10.975cm" svg:y1="2.842cm" svg:x2="10.975cm" svg:y2="2.371cm" svg:d="M10975 2842v-471" svg:viewBox="0 0 1 472">
            <text:p/>
          </draw:connector>
          <draw:connector draw:style-name="gr8" draw:text-style-name="P6" draw:layer="layout" svg:x1="10.975cm" svg:y1="2.851cm" svg:x2="10.975cm" svg:y2="2.38cm" svg:d="M10975 2851v-471" svg:viewBox="0 0 1 472">
            <text:p/>
          </draw:connector>
        </draw:g>
        <draw:g draw:style-name="gr5">
          <draw:frame draw:style-name="gr6" draw:text-style-name="P5" xml:id="id12" draw:id="id12" draw:layer="layout" svg:width="0.75cm" svg:height="0.729cm" svg:x="7.351cm" svg:y="1.633cm">
            <draw:text-box>
              <text:p><text:span text:style-name="T1">0</text:span></text:p>
            </draw:text-box>
          </draw:frame>
          <draw:frame draw:style-name="gr13" draw:text-style-name="P2" xml:id="id11" draw:id="id11" draw:layer="layout" svg:width="3.076cm" svg:height="0.763cm" svg:x="6.188cm" svg:y="2.833cm">
            <draw:text-box>
              <text:p text:style-name="P1"><text:span text:style-name="T1">BURST_CAT2</text:span></text:p>
            </draw:text-box>
          </draw:frame>
          <draw:connector draw:style-name="gr8" draw:text-style-name="P6" draw:layer="layout" svg:x1="7.726cm" svg:y1="2.833cm" svg:x2="7.726cm" svg:y2="2.362cm" draw:start-shape="id11" draw:start-glue-point="0" draw:end-shape="id12" draw:end-glue-point="2" svg:d="M7726 2833v-471" svg:viewBox="0 0 1 472">
            <text:p/>
          </draw:connector>
          <draw:connector draw:style-name="gr8" draw:text-style-name="P6" draw:layer="layout" svg:x1="7.726cm" svg:y1="2.842cm" svg:x2="7.726cm" svg:y2="2.371cm" svg:d="M7726 2842v-471" svg:viewBox="0 0 1 472">
            <text:p/>
          </draw:connector>
          <draw:connector draw:style-name="gr8" draw:text-style-name="P6" draw:layer="layout" svg:x1="7.726cm" svg:y1="2.842cm" svg:x2="7.726cm" svg:y2="2.371cm" svg:d="M7726 2842v-471" svg:viewBox="0 0 1 472">
            <text:p/>
          </draw:connector>
          <draw:connector draw:style-name="gr8" draw:text-style-name="P6" draw:layer="layout" svg:x1="7.726cm" svg:y1="2.851cm" svg:x2="7.726cm" svg:y2="2.38cm" svg:d="M7726 2851v-471" svg:viewBox="0 0 1 472">
            <text:p/>
          </draw:connector>
        </draw:g>
        <draw:frame draw:style-name="gr6" draw:text-style-name="P5" xml:id="id14" draw:id="id14" draw:layer="layout" svg:width="0.75cm" svg:height="0.729cm" svg:x="4.101cm" svg:y="1.633cm">
          <draw:text-box>
            <text:p><text:span text:style-name="T1">0</text:span></text:p>
          </draw:text-box>
        </draw:frame>
        <draw:frame draw:style-name="gr14" draw:text-style-name="P2" xml:id="id13" draw:id="id13" draw:layer="layout" svg:width="3.076cm" svg:height="0.763cm" svg:x="2.938cm" svg:y="2.833cm">
          <draw:text-box>
            <text:p text:style-name="P1"><text:span text:style-name="T1">BURST_CAT3</text:span></text:p>
          </draw:text-box>
        </draw:frame>
        <draw:connector draw:style-name="gr8" draw:text-style-name="P6" draw:layer="layout" svg:x1="4.476cm" svg:y1="2.833cm" svg:x2="4.476cm" svg:y2="2.362cm" draw:start-shape="id13" draw:start-glue-point="0" draw:end-shape="id14" draw:end-glue-point="2" svg:d="M4476 2833v-471" svg:viewBox="0 0 1 472">
          <text:p/>
        </draw:connector>
        <draw:connector draw:style-name="gr8" draw:text-style-name="P6" draw:layer="layout" svg:x1="4.476cm" svg:y1="2.842cm" svg:x2="4.476cm" svg:y2="2.371cm" svg:d="M4476 2842v-471" svg:viewBox="0 0 1 472">
          <text:p/>
        </draw:connector>
        <draw:connector draw:style-name="gr8" draw:text-style-name="P6" draw:layer="layout" svg:x1="4.476cm" svg:y1="2.842cm" svg:x2="4.476cm" svg:y2="2.371cm" svg:d="M4476 2842v-471" svg:viewBox="0 0 1 472">
          <text:p/>
        </draw:connector>
        <draw:connector draw:style-name="gr8" draw:text-style-name="P6" draw:layer="layout" svg:x1="4.476cm" svg:y1="2.851cm" svg:x2="4.476cm" svg:y2="2.38cm" svg:d="M4476 2851v-471" svg:viewBox="0 0 1 47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3" draw:display-name="Extrémités de flèche 3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8:17:09.382032653</meta:creation-date>
    <dc:date>2024-08-22T15:41:17.538562382</dc:date>
    <meta:editing-duration>PT1H50M30S</meta:editing-duration>
    <meta:editing-cycles>9</meta:editing-cycles>
    <meta:generator>LibreOffice/24.2.4.2$MacOSX_AARCH64 LibreOffice_project/51a6219feb6075d9a4c46691dcfe0cd9c4fff3c2</meta:generator>
    <meta:document-statistic meta:object-count="58"/>
  </office:meta>
</office:document-meta>
</file>